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normal" officeooo:rsid="0015e5f7" officeooo:paragraph-rsid="000dd4fd" style:font-weight-asian="normal" style:font-weight-complex="normal"/>
    </style:style>
    <style:style style:name="P2" style:family="paragraph" style:parent-style-name="Standard">
      <style:text-properties fo:font-weight="normal" officeooo:rsid="00147ab5" officeooo:paragraph-rsid="000dd4fd" style:font-weight-asian="normal" style:font-weight-complex="normal"/>
    </style:style>
    <style:style style:name="P3" style:family="paragraph" style:parent-style-name="Standard">
      <style:text-properties fo:font-weight="normal" officeooo:rsid="0014d241" officeooo:paragraph-rsid="000dd4fd" style:font-weight-asian="normal" style:font-weight-complex="normal"/>
    </style:style>
    <style:style style:name="P4" style:family="paragraph" style:parent-style-name="Standard">
      <style:text-properties fo:font-weight="bold" officeooo:rsid="00147ab5" officeooo:paragraph-rsid="000dd4fd" style:font-weight-asian="bold" style:font-weight-complex="bold"/>
    </style:style>
    <style:style style:name="P5" style:family="paragraph" style:parent-style-name="Standard">
      <style:text-properties fo:font-weight="bold" officeooo:rsid="0015e5f7" officeooo:paragraph-rsid="000dd4fd" style:font-weight-asian="bold" style:font-weight-complex="bold"/>
    </style:style>
    <style:style style:name="P6" style:family="paragraph" style:parent-style-name="Standard">
      <style:text-properties fo:font-weight="bold" officeooo:rsid="0014d241" officeooo:paragraph-rsid="000dd4fd" style:font-weight-asian="bold" style:font-weight-complex="bold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List_20_Paragraph" style:list-style-name="WWNum1"/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d2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Travel Builder</text:span></text:p>
      <text:p text:style-name="Standard">Reservations management software built for specialist and emerging tour operators. A fully flexible SaaS solution, pick and choose from a range of modules to tailor Travel Builder to your business.</text:p>
      <text:p text:style-name="Standard"/>
      <text:p text:style-name="Standard"><text:span text:style-name="T1">Travel Studio</text:span></text:p>
      <text:p text:style-name="Standard">A powerful web-based end-to-end reservations management platform. With unrivalled functionality and connections to our extensive supplier network, Travel Studio can meet the requirements of any travel business.</text:p>
      <text:p text:style-name="Standard"/>
      <text:p text:style-name="Standard"><text:span text:style-name="T1">Tineri</text:span></text:p>
      <text:p text:style-name="Standard">A white-label mobile itinerary app for tour operators, DMCs, travel agents and other travel providers. Tineri is a user-friendly solution that makes it easy to communicate with your customers before, during and after their trip.</text:p>
      <text:p text:style-name="Standard"/>
      <text:p text:style-name="P4">MTS</text:p>
      <text:p text:style-name="P2">Register TS Components (COM) -&gt;TS Server</text:p>
      <text:p text:style-name="P2">Indentify for security of components for client/server setup</text:p>
      <text:p text:style-name="P2">each ti<text:span text:style-name="T2">m</text:span>e travel studio </text:p>
      <text:p text:style-name="P2"/>
      <text:p text:style-name="P6">Program is composed of </text:p>
      <text:p text:style-name="P3">UI, BL, DS </text:p>
      <text:p text:style-name="P3"/>
      <text:p text:style-name="P5">Travel studio Toolset</text:p>
      <text:list xml:id="list911740993" text:style-name="L1">
        <text:list-item>
          <text:p text:style-name="P1">Create DSN</text:p>
        </text:list-item>
        <text:list-item>
          <text:p text:style-name="P1">Uses ODBC To Points Database</text:p>
        </text:list-item>
        <text:list-item>
          <text:p text:style-name="P1">Ability to switch between diff databases</text:p>
        </text:list-item>
        <text:list-item>
          <text:p text:style-name="P1">Multiple DSN can be created</text:p>
        </text:list-item>
        <text:list-item>
          <text:p text:style-name="P1">Database could local or remote</text:p>
        </text:list-item>
      </text:list>
      <text:p text:style-name="Standard"/>
      <text:p text:style-name="Standard"><text:span text:style-name="T1">Install TravelStudioWS</text:span></text:p>
      <text:list xml:id="list986786642" text:style-name="WWNum1">
        <text:list-item>
          <text:p text:style-name="P8">-&gt;Run as Admin</text:p>
        </text:list-item>
        <text:list-item>
          <text:p text:style-name="P8">C/inet/wwroot-&gt;travelStudioWS</text:p>
        </text:list-item>
        <text:list-item>
          <text:p text:style-name="P8">Run SQLsetup </text:p>
        </text:list-item>
        <text:list-item>
          <text:p text:style-name="P8">If you get errors then search the stored procedure and and run in sql server</text:p>
        </text:list-item>
        <text:list-item>
          <text:p text:style-name="P8"><text:soft-page-break/>WebConfigEditapi -&gt; run as admin</text:p>
        </text:list-item>
        <text:list-item>
          <text:p text:style-name="P8">Connection string-&gt;ved_DB-&gt;save-&gt;close</text:p>
        </text:list-item>
        <text:list-item>
          <text:p text:style-name="P8">Web-&gt; config</text:p>
        </text:list-item>
      </text:list>
      <text:p text:style-name="Standard"/>
      <text:p text:style-name="Standard">Inet manager -&gt; click on defaultwebsite</text:p>
      <text:p text:style-name="Standard">If not converted than convert to application than click OK</text:p>
      <text:p text:style-name="Standard">Open Contentview and click on B2CXMLP/Webservice.asxm -&gt; browse</text:p>
      <text:p text:style-name="Standard"/>
      <text:p text:style-name="Standard"><text:span text:style-name="T1">Install TravelStudioWS</text:span></text:p>
      <text:list xml:id="list183053985570353" text:continue-numbering="true" text:style-name="WWNum1">
        <text:list-item>
          <text:p text:style-name="P8">-&gt;Run as Admin</text:p>
        </text:list-item>
        <text:list-item>
          <text:p text:style-name="P8">C/inet/wwroot-&gt;travelStudioWS</text:p>
        </text:list-item>
        <text:list-item>
          <text:p text:style-name="P8">WebConfigEditapi -&gt; run as admin</text:p>
        </text:list-item>
        <text:list-item>
          <text:p text:style-name="P8">Connection string-&gt;ved_DB-&gt;save-&gt;close</text:p>
        </text:list-item>
        <text:list-item>
          <text:p text:style-name="P8">Web-&gt; config</text:p>
        </text:list-item>
      </text:list>
      <text:p text:style-name="Standard"/>
      <text:p text:style-name="Standard">Inet manager -&gt; click on defaultwebsite</text:p>
      <text:p text:style-name="Standard">If not converted than convert to application than click OK</text:p>
      <text:p text:style-name="Standard">Open Contentview and click on B2CXMLP/Webservice.asxm -&gt; browse</text:p>
      <text:p text:style-name="Standard">Open the login page</text:p>
      <text:p text:style-name="Standard"/>
      <text:p text:style-name="Standard"><text:span text:style-name="T1">System Menu</text:span></text:p>
      <text:p text:style-name="Standard">Organisations</text:p>
      <text:p text:style-name="Standard">The ability to setup travel studio to reflect the company structure.</text:p>
      <text:p text:style-name="Standard">This can vary depending on size of your company, number of offices or boards.</text:p>
      <text:p text:style-name="Standard"/>
      <text:p text:style-name="Standard"><text:span text:style-name="T1">Geo Tree</text:span></text:p>
      <text:p text:style-name="Standard">How business world is organised into destinations.</text:p>
      <text:p text:style-name="Standard">Area where suppliers serves page are located</text:p>
      <text:p text:style-name="Standard"/>
      <text:p text:style-name="Standard"><text:span text:style-name="T1">Country</text:span></text:p>
      <text:p text:style-name="Standard">Defines the country</text:p>
      <text:p text:style-name="Standard">Used in address</text:p>
      <text:p text:style-name="Standard">Defines states with country</text:p>
      <text:p text:style-name="Standard"><text:soft-page-break/>Address format</text:p>
      <text:p text:style-name="Standard"/>
      <text:p text:style-name="Standard"><text:span text:style-name="T1">Type</text:span></text:p>
      <text:p text:style-name="Standard">Linked to different areas of Travel Studio</text:p>
      <text:p text:style-name="Standard">Attribute control functionality</text:p>
      <text:p text:style-name="Standard">Eg Address Type</text:p>
      <text:p text:style-name="Standard"/>
      <text:p text:style-name="Standard"><text:span text:style-name="T1">Status</text:span></text:p>
      <text:p text:style-name="Standard"><text:span text:style-name="T1">Usermanagement</text:span></text:p>
      <text:p text:style-name="Standard">System user</text:p>
      <text:p text:style-name="Standard">Tour Operators internal users working on Travel</text:p>
      <text:p text:style-name="Standard"/>
      <text:p text:style-name="Standard"><text:span text:style-name="T1">Auto user</text:span></text:p>
      <text:p text:style-name="Standard">This users create to login to travel studio from website can br viwed here</text:p>
      <text:p text:style-name="Standard"/>
      <text:p text:style-name="Standard"><text:span text:style-name="T1">User Group</text:span></text:p>
      <text:p text:style-name="Standard">Security Permission</text:p>
      <text:p text:style-name="Standard"/>
      <text:p text:style-name="Standard"><text:span text:style-name="T1">Charging durations</text:span></text:p>
      <text:p text:style-name="Standard">Specific how a service is changes in terms of duration</text:p>
      <text:p text:style-name="Standard">-per night</text:p>
      <text:p text:style-name="Standard">-per day</text:p>
      <text:p text:style-name="Standard"/>
      <text:p text:style-name="Standard"><text:span text:style-name="T1">Charging policy</text:span></text:p>
      <text:p text:style-name="Standard">Defines how a service is changes in terms of capacity</text:p>
      <text:p text:style-name="Standard"><text:bookmark text:name="_GoBack"/></text:p>
      <text:p text:style-name="Standard">Day overlap</text:p>
      <text:p text:style-name="Standard">Specifies whether to charge for night </text:p>
      <text:p text:style-name="Standard">ON-night booked</text:p>
      <text:p text:style-name="Standard">OFF –days overlap</text:p>
      <text:p text:style-name="Standard">Mostly for accommodation, day overlap is ON</text:p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Mang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Mang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 style:language-complex="mr" style:country-complex="IN"/>
    </style:style>
    <style:style style:name="Default_20_Paragraph_20_Font" style:display-name="Default Paragraph Font" style:family="text"/>
    <style:style style:name="avia_5f_iconbox_5f_title" style:display-name="avia_iconbox_title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d parsekar</meta:initial-creator>
    <meta:editing-cycles>7</meta:editing-cycles>
    <meta:creation-date>2021-03-02T18:07:00</meta:creation-date>
    <dc:date>2021-03-03T18:30:52.514000000</dc:date>
    <meta:editing-duration>PT9H41M23S</meta:editing-duration>
    <meta:generator>LibreOffice/6.0.4.2$Windows_X86_64 LibreOffice_project/9b0d9b32d5dcda91d2f1a96dc04c645c450872bf</meta:generator>
    <meta:document-statistic meta:table-count="0" meta:image-count="0" meta:object-count="0" meta:page-count="4" meta:paragraph-count="74" meta:word-count="415" meta:character-count="2641" meta:non-whitespace-character-count="231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